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3" calcext:value="=1" calcext:base-cell-address="'die1-summary'.B2"/>
            <calcext:condition calcext:apply-style-name="Range4" calcext:value="=2" calcext:base-cell-address="'die1-summary'.B2"/>
            <calcext:condition calcext:apply-style-name="Range6" calcext:value="=3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16:52.705241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1:17:18.527711693</dc:date>
    <meta:editing-duration>PT1H3M16S</meta:editing-duration>
    <meta:editing-cycles>10</meta:editing-cycles>
    <meta:document-statistic meta:table-count="1" meta:cell-count="1512" meta:object-count="0"/>
  </office:meta>
</office:document-meta>
</file>